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1D77D606B9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weight="bold" fo:background-color="#ffd7d7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896cm" svg:height="9.384cm" svg:x="-0.099cm" svg:y="-0.259cm">
          <draw:image xlink:href="Pictures/10000001000005DC000001D77D606B9C.png" xlink:type="simple" xlink:show="embed" xlink:actuate="onLoad" draw:mime-type="image/png">
            <text:p/>
          </draw:image>
        </draw:frame>
        <draw:frame draw:style-name="gr2" draw:text-style-name="P3" draw:layer="layout" svg:width="4.127cm" svg:height="0.962cm" svg:x="5.115cm" svg:y="0.435cm">
          <draw:text-box>
            <text:p text:style-name="P2"><text:span text:style-name="T1">regs_reg</text:span><text:span text:style-name="T2">[0]</text:span></text:p>
          </draw:text-box>
        </draw:frame>
        <draw:frame draw:style-name="gr2" draw:text-style-name="P3" draw:layer="layout" svg:width="4.127cm" svg:height="0.962cm" svg:x="10.216cm" svg:y="0.435cm">
          <draw:text-box>
            <text:p text:style-name="P2"><text:span text:style-name="T1">regs_reg</text:span><text:span text:style-name="T2">[1]</text:span></text:p>
          </draw:text-box>
        </draw:frame>
        <draw:frame draw:style-name="gr2" draw:text-style-name="P3" draw:layer="layout" svg:width="4.127cm" svg:height="0.962cm" svg:x="15.317cm" svg:y="0.435cm">
          <draw:text-box>
            <text:p text:style-name="P2"><text:span text:style-name="T1">regs_reg</text:span><text:span text:style-name="T2">[2]</text:span></text:p>
          </draw:text-box>
        </draw:frame>
        <draw:frame draw:style-name="gr2" draw:text-style-name="P3" draw:layer="layout" svg:width="4.127cm" svg:height="0.962cm" svg:x="20.517cm" svg:y="0.435cm">
          <draw:text-box>
            <text:p text:style-name="P2"><text:span text:style-name="T1">regs_reg</text:span><text:span text:style-name="T2">[3]</text:span></text:p>
          </draw:text-box>
        </draw:frame>
        <draw:frame draw:style-name="gr2" draw:text-style-name="P3" draw:layer="layout" svg:width="4.127cm" svg:height="0.962cm" svg:x="5.116cm" svg:y="4.535cm">
          <draw:text-box>
            <text:p text:style-name="P2"><text:span text:style-name="T1">RTL_REG</text:span></text:p>
          </draw:text-box>
        </draw:frame>
        <draw:frame draw:style-name="gr2" draw:text-style-name="P3" draw:layer="layout" svg:width="4.127cm" svg:height="0.962cm" svg:x="10.217cm" svg:y="4.535cm">
          <draw:text-box>
            <text:p text:style-name="P4"><text:span text:style-name="T3">RTL_REG</text:span></text:p>
          </draw:text-box>
        </draw:frame>
        <draw:frame draw:style-name="gr2" draw:text-style-name="P3" draw:layer="layout" svg:width="4.127cm" svg:height="0.962cm" svg:x="15.318cm" svg:y="4.535cm">
          <draw:text-box>
            <text:p text:style-name="P4"><text:span text:style-name="T3">RTL_REG</text:span></text:p>
          </draw:text-box>
        </draw:frame>
        <draw:frame draw:style-name="gr2" draw:text-style-name="P3" draw:layer="layout" svg:width="4.127cm" svg:height="0.962cm" svg:x="20.518cm" svg:y="4.535cm">
          <draw:text-box>
            <text:p text:style-name="P4"><text:span text:style-name="T3">RTL_REG</text:span></text:p>
          </draw:text-box>
        </draw:frame>
        <draw:frame draw:style-name="gr1" draw:text-style-name="P1" draw:layer="layout" svg:width="29.896cm" svg:height="9.384cm" svg:x="-0.099cm" svg:y="8.741cm">
          <draw:image xlink:href="Pictures/10000001000005DC000001D77D606B9C.png" xlink:type="simple" xlink:show="embed" xlink:actuate="onLoad" draw:mime-type="image/png">
            <text:p/>
          </draw:image>
        </draw:frame>
        <draw:frame draw:style-name="gr2" draw:text-style-name="P3" draw:layer="layout" svg:width="4.127cm" svg:height="0.962cm" svg:x="5.115cm" svg:y="9.435cm">
          <draw:text-box>
            <text:p text:style-name="P2"><text:span text:style-name="T1">regs_reg</text:span><text:span text:style-name="T4">[3]</text:span></text:p>
          </draw:text-box>
        </draw:frame>
        <draw:frame draw:style-name="gr2" draw:text-style-name="P3" draw:layer="layout" svg:width="4.127cm" svg:height="0.962cm" svg:x="10.216cm" svg:y="9.435cm">
          <draw:text-box>
            <text:p text:style-name="P2"><text:span text:style-name="T1">regs_reg</text:span><text:span text:style-name="T4">[2]</text:span></text:p>
          </draw:text-box>
        </draw:frame>
        <draw:frame draw:style-name="gr2" draw:text-style-name="P3" draw:layer="layout" svg:width="4.127cm" svg:height="0.962cm" svg:x="15.317cm" svg:y="9.435cm">
          <draw:text-box>
            <text:p text:style-name="P2"><text:span text:style-name="T1">regs_reg</text:span><text:span text:style-name="T4">[1]</text:span></text:p>
          </draw:text-box>
        </draw:frame>
        <draw:frame draw:style-name="gr2" draw:text-style-name="P3" draw:layer="layout" svg:width="4.127cm" svg:height="0.962cm" svg:x="20.517cm" svg:y="9.435cm">
          <draw:text-box>
            <text:p text:style-name="P2"><text:span text:style-name="T1">regs_reg</text:span><text:span text:style-name="T4">[0]</text:span></text:p>
          </draw:text-box>
        </draw:frame>
        <draw:frame draw:style-name="gr2" draw:text-style-name="P3" draw:layer="layout" svg:width="4.127cm" svg:height="0.962cm" svg:x="5.116cm" svg:y="13.535cm">
          <draw:text-box>
            <text:p text:style-name="P2"><text:span text:style-name="T1">RTL_REG</text:span></text:p>
          </draw:text-box>
        </draw:frame>
        <draw:frame draw:style-name="gr2" draw:text-style-name="P3" draw:layer="layout" svg:width="4.127cm" svg:height="0.962cm" svg:x="10.217cm" svg:y="13.535cm">
          <draw:text-box>
            <text:p text:style-name="P4"><text:span text:style-name="T3">RTL_REG</text:span></text:p>
          </draw:text-box>
        </draw:frame>
        <draw:frame draw:style-name="gr2" draw:text-style-name="P3" draw:layer="layout" svg:width="4.127cm" svg:height="0.962cm" svg:x="15.318cm" svg:y="13.535cm">
          <draw:text-box>
            <text:p text:style-name="P4"><text:span text:style-name="T3">RTL_REG</text:span></text:p>
          </draw:text-box>
        </draw:frame>
        <draw:frame draw:style-name="gr2" draw:text-style-name="P3" draw:layer="layout" svg:width="4.127cm" svg:height="0.962cm" svg:x="20.518cm" svg:y="13.535cm">
          <draw:text-box>
            <text:p text:style-name="P4"><text:span text:style-name="T3">RTL_RE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7:48:29.017630716</meta:creation-date>
    <dc:date>2024-11-17T17:54:20.904688109</dc:date>
    <meta:editing-duration>PT5M52S</meta:editing-duration>
    <meta:editing-cycles>1</meta:editing-cycles>
    <meta:document-statistic meta:object-count="18"/>
    <meta:generator>LibreOffice/24.2.6.2$Linux_X86_64 LibreOffice_project/420$Build-2</meta:generator>
  </office:meta>
</office:document-meta>
</file>